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BpelEvent.se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BpelEvent.getTstam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BpelEvent.getPro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BpelEvent.setInstance( HProcessInstance inst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BpelEvent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BpelEvent.ge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BpelEvent.getDeta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BpelEvent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BpelEvent.setData( HLargeData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BpelEvent.setProcess( HProcess proc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BpelEvent.setTstamp( Timestamp tstam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BpelEvent.getScop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BpelEvent.setScopeId( Long scop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BpelEvent.setDetail( String det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